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2.5in" loext:contextual-spacing="false" fo:line-height="100%"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665in" fo:margin-bottom="0.1665in" loext:contextual-spacing="false" fo:line-height="100%" fo:text-indent="0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5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1">
      <style:paragraph-properties fo:margin-left="0.5in" fo:margin-right="0in" fo:text-indent="-0.25in" style:auto-text-indent="false"/>
    </style:style>
    <style:style style:name="P28" style:family="paragraph" style:parent-style-name="Heading_20_1" style:list-style-name="WWNum2"/>
    <style:style style:name="P29" style:family="paragraph" style:parent-style-name="Heading_20_1">
      <style:paragraph-properties fo:margin-left="0.3in" fo:margin-right="0in" fo:text-indent="0in" style:auto-text-indent="false"/>
    </style:style>
    <style:style style:name="P30" style:family="paragraph" style:parent-style-name="Heading_20_1">
      <style:paragraph-properties fo:margin-left="0in" fo:margin-right="0in" fo:text-indent="0in" style:auto-text-indent="false"/>
    </style:style>
    <style:style style:name="P31"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fo:font-size="16pt" style:font-size-asian="16pt" style:font-size-complex="16pt"/>
    </style:style>
    <style:style style:name="T2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style:font-name="Arimo" fo:font-size="10pt" fo:font-weight="bold" style:font-name-asian="Arimo1" style:font-size-asian="10pt" style:font-weight-asian="bold" style:font-name-complex="Arimo1" style:font-size-complex="10pt"/>
    </style:style>
    <style:style style:name="T25" style:family="text">
      <style:text-properties fo:font-weight="bold" style:font-weight-asian="bold"/>
    </style:style>
    <style:style style:name="T26" style:family="text">
      <style:text-properties fo:font-size="12pt" style:font-size-asian="12pt" style:font-size-complex="12pt"/>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Desarrollo Web en Entorno Cliente</text:span><text:span text:style-name="T2"><text:line-break/></text:span><text:span text:style-name="T3">Entregable 2ª Evaluación - Parte 2</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5">Actualizado Diciembre 2020</text:span></text:p>
      <text:p text:style-name="P5"/>
      <text:p text:style-name="P5"/>
      <text:p text:style-name="P5"/>
      <text:p text:style-name="P6"><text:span text:style-name="T13">Licencia</text:span></text:p>
      <text:p text:style-name="P8"/>
      <text:p text:style-name="P7"><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6">📖 </text:span><text:span text:style-name="T9">Importante</text:span></text:p>
      <text:p text:style-name="P13"/>
      <text:p text:style-name="P12"><text:span text:style-name="T17">❕</text:span><text:span text:style-name="T10"> </text:span><text:span text:style-name="T9">Atención</text:span></text:p>
      <text:p text:style-name="P13"/>
      <text:p text:style-name="P12"><text:span text:style-name="T11">💬</text:span><text:span text:style-name="T9"> Interesante</text:span></text:p>
      <text:p text:style-name="P29"/>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q0p3n7ir9ss" text:style-name="Index_20_Link" text:visited-style-name="Index_20_Link"><text:span text:style-name="T12">Actividades</text:span></text:a><text:span text:style-name="T12"><text:tab/>3</text:span></text:p>
          <text:p text:style-name="P20"><text:span text:style-name="T20">2. </text:span><text:a xlink:type="simple" xlink:href="#_g1qlmy5ta6mu" text:style-name="Index_20_Link" text:visited-style-name="Index_20_Link"><text:span text:style-name="T12">Autores (en orden alfabético)</text:span></text:a><text:span text:style-name="T12"><text:tab/>4</text:span></text:p>
        </text:index-body>
      </text:table-of-content>
      <text:p text:style-name="P18"><text:span text:style-name="T21">Entregable 2ª Evaluación - Parte 2</text:span></text:p>
      <text:p text:style-name="P23"><text:span text:style-name="T17">❕</text:span><text:span text:style-name="T24"> </text:span><text:span text:style-name="T25">Atención: </text:span>intentad que el programa sea lo más claro y estructurado posible, así como incluir comentarios en sitios clave para facilitar la comprensión del mismo.</text:p>
      <text:p text:style-name="P30"><text:bookmark text:name="_rnwtcd231m24"/></text:p>
      <text:p text:style-name="P23"><text:span text:style-name="T17">❕</text:span><text:span text:style-name="T24"> </text:span><text:span text:style-name="T25">Atención: </text:span>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p>
      <text:p text:style-name="P23"><text:span text:style-name="T27">La copia se castiga con el suspenso del módulo completo.</text:span></text:p>
      <text:list xml:id="list2776750749" text:style-name="WWNum2">
        <text:list-item>
          <text:p text:style-name="P28"><text:bookmark text:name="_gq0p3n7ir9ss"/>Actividades</text:p>
        </text:list-item>
      </text:list>
      <text:p text:style-name="P21"><text:span text:style-name="T25">Plazo de entrega</text:span>: hasta el 22 de febrero de 2021 a las 12:00.</text:p>
      <text:p text:style-name="P21">Peso de la nota: 10% de la nota total (Total nota entregables 35% de la nota).</text:p>
      <text:p text:style-name="P24"><text:span text:style-name="T25">Carmen Sandiego – Misión V y VI</text:span></text:p>
      <text:p text:style-name="P24">Debéis entregarme:</text:p>
      <text:list xml:id="list2500537132" text:style-name="WWNum3">
        <text:list-item>
          <text:p text:style-name="P25"><text:span text:style-name="T25">Misión 5: </text:span>nada :).</text:p>
        </text:list-item>
        <text:list-item>
          <text:p text:style-name="P26"><text:span text:style-name="T25">Misión 6: </text:span>realizar los 4 ejercicios propuestos (3 ejercicios + prueba final) usando Vue y Axios para llamadas AJAX.</text:p>
        </text:list-item>
      </text:list>
      <text:p text:style-name="P21"><text:span text:style-name="T25">Instrucciones del entregable</text:span></text:p>
      <text:p text:style-name="P21"><text:span text:style-name="T25">1)</text:span> Debéis registraros en <text:a xlink:type="simple" xlink:href="http://www.aprendeaprogramar.org" text:style-name="ListLabel_20_19" text:visited-style-name="ListLabel_20_19"><text:span text:style-name="T29">www.aprendeaprogramar.org</text:span></text:a> y acceder a la misión correspondiente</text:p>
      <text:p text:style-name="P21"><text:span text:style-name="T25">2)</text:span> Los ejercicios de este entregable deben realizarse usando <text:span text:style-name="T27">VUE.</text:span></text:p>
      <text:p text:style-name="P21"><text:span text:style-name="T25">3)</text:span> El uso del repositorio debe ser el adecuado (debe ser un sistema de control versiones, no “un lugar donde subir el resultado final. No usarlo correctamente será penalizado en la nota de forma severa.</text:p>
      <text:p text:style-name="P21"><text:span text:style-name="T25">4)</text:span> El código debe estar ampliamente comentado (no hace falta explicar que es un if un for, etc. pero si la funcionalidad, las cosas destacadas, funcionamiento funciones, etc...), incluyendo ejercicios sencillos. El no comentarlo adecuadamente será penalizado.</text:p>
      <text:p text:style-name="P21"><text:span text:style-name="T25">5)</text:span> Al finalizar el entregable se debe enviar mediante una “tarea” en nuestro Moodle, un enlace al repositorio GitHub privado con los ejercicios realizados y permiso para la cuenta de GitHub <text:s/>sergarb1.</text:p>
      <text:p text:style-name="P21"/>
      <text:p text:style-name="P21">Los videos son de visualización recomendada, pero no es obligatorio visualizar todos ni se controlará si se han visto o no. Cualquier duda (siempre que no sea de la resolución de los ejercicios) como dudas técnicas, sobre videos, sobre enunciados, etc. la podéis plantear en los foros de Moodle.</text:p>
      <text:list xml:id="list34147381004517" text:continue-list="list2776750749" text:style-name="WWNum2">
        <text:list-item>
          <text:p text:style-name="P28"><text:bookmark text:name="_g1qlmy5ta6mu"/>Autores (en orden alfabético)</text:p>
        </text:list-item>
      </text:list>
      <text:p text:style-name="P22">A continuación ofrecemos en orden alfabético el listado de autores que han hecho aportaciones a este documento:</text:p>
      <text:list xml:id="list1194589088" text:style-name="WWNum1">
        <text:list-item>
          <text:p text:style-name="P27">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66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text:span><text:span text:style-name="MT2">Entregable 2ª Evaluación - Parte 2</text:span></text:p>
      </style:header>
      <style:footer>
        <text:p text:style-name="MP2"><text:span text:style-name="MT1">CFGS. Desarrollo de Aplicaciones W</text:span><text:span text:style-name="MT2">eb</text:span><text:span text:style-name="MT1"><text:tab/><text:tab/></text:span><text:span text:style-name="MT2">Entregable 2 - Página</text:span><text:span text:style-name="MT1"> </text:span><text:page-number text:select-page="current">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36" meta:word-count="478" meta:character-count="2956" meta:non-whitespace-character-count="2512"/>
    <meta:generator>LibreOfficeDev/6.0.5.2$Linux_X86_64 LibreOffice_project/</meta:generator>
  </office:meta>
</office:document-meta>
</file>